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3"/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3"/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3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3"/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3"/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office:value-type="float" office:value="50.3" calcext:value-type="float">
            <text:p>50.3</text:p>
          </table:table-cell>
          <table:table-cell table:formula="of:=[.B459]*60" office:value-type="float" office:value="3018" calcext:value-type="float">
            <text:p>3018</text:p>
          </table:table-cell>
          <table:table-cell office:value-type="float" office:value="21.03" calcext:value-type="float">
            <text:p>21.03</text:p>
          </table:table-cell>
          <table:table-cell office:value-type="float" office:value="301" calcext:value-type="float">
            <text:p>301</text:p>
          </table:table-cell>
          <table:table-cell office:value-type="float" office:value="44.4" calcext:value-type="float">
            <text:p>44.4</text:p>
          </table:table-cell>
          <table:table-cell office:value-type="float" office:value="18.85" calcext:value-type="float">
            <text:p>18.8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  <table:table-cell table:formula="of:=[.D459]/[.B459]*60" office:value-type="float" office:value="25.0854870775348" calcext:value-type="float">
            <text:p>25.0854870775348</text:p>
          </table:table-cell>
          <table:table-cell table:formula="of:=[.D459]/[.C459]/[.E459]" office:value-type="float" office:value="0.0000231501357304677" calcext:value-type="float">
            <text:p>2.31501357304677E-05</text:p>
          </table:table-cell>
          <table:table-cell table:formula="of:=[.M459] * 1.60934" office:value-type="float" office:value="0.0000372564394364709" calcext:value-type="float">
            <text:p>3.72564394364709E-05</text:p>
          </table:table-cell>
          <table:table-cell table:formula="of:=[.N459]*1000" office:value-type="float" office:value="0.0372564394364709" calcext:value-type="float">
            <text:p>0.0372564394364709</text:p>
          </table:table-cell>
          <table:table-cell table:formula="of:=[.O459]*[.E459]" office:value-type="float" office:value="11.2141882703777" calcext:value-type="float">
            <text:p>11.2141882703777</text:p>
          </table:table-cell>
          <table:table-cell table:number-columns-repeated="3"/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office:value-type="float" office:value="53.2" calcext:value-type="float">
            <text:p>53.2</text:p>
          </table:table-cell>
          <table:table-cell table:formula="of:=[.B460]*60" office:value-type="float" office:value="3192" calcext:value-type="float">
            <text:p>3192</text:p>
          </table:table-cell>
          <table:table-cell office:value-type="float" office:value="22.22" calcext:value-type="float">
            <text:p>22.22</text:p>
          </table:table-cell>
          <table:table-cell office:value-type="float" office:value="300" calcext:value-type="float">
            <text:p>30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table:formula="of:=[.D460]/[.B460]*60" office:value-type="float" office:value="25.0601503759399" calcext:value-type="float">
            <text:p>25.0601503759399</text:p>
          </table:table-cell>
          <table:table-cell table:formula="of:=[.D460]/[.C460]/[.E460]" office:value-type="float" office:value="0.000023203842940685" calcext:value-type="float">
            <text:p>2.3203842940685E-05</text:p>
          </table:table-cell>
          <table:table-cell table:formula="of:=[.M460] * 1.60934" office:value-type="float" office:value="0.0000373428725981621" calcext:value-type="float">
            <text:p>3.73428725981621E-05</text:p>
          </table:table-cell>
          <table:table-cell table:formula="of:=[.N460]*1000" office:value-type="float" office:value="0.0373428725981621" calcext:value-type="float">
            <text:p>0.0373428725981621</text:p>
          </table:table-cell>
          <table:table-cell table:formula="of:=[.O460]*[.E460]" office:value-type="float" office:value="11.2028617794486" calcext:value-type="float">
            <text:p>11.2028617794486</text:p>
          </table:table-cell>
          <table:table-cell table:number-columns-repeated="3"/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office:value-type="float" office:value="62.1" calcext:value-type="float">
            <text:p>62.1</text:p>
          </table:table-cell>
          <table:table-cell table:formula="of:=[.B461]*60" office:value-type="float" office:value="3726" calcext:value-type="float">
            <text:p>3726</text:p>
          </table:table-cell>
          <table:table-cell office:value-type="float" office:value="26.25" calcext:value-type="float">
            <text:p>26.25</text:p>
          </table:table-cell>
          <table:table-cell office:value-type="float" office:value="316" calcext:value-type="float">
            <text:p>316</text:p>
          </table:table-cell>
          <table:table-cell office:value-type="float" office:value="57.1" calcext:value-type="float">
            <text:p>57.1</text:p>
          </table:table-cell>
          <table:table-cell office:value-type="float" office:value="24.45" calcext:value-type="float">
            <text:p>24.45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formula="of:=[.D461]/[.B461]*60" office:value-type="float" office:value="25.3623188405797" calcext:value-type="float">
            <text:p>25.3623188405797</text:p>
          </table:table-cell>
          <table:table-cell table:formula="of:=[.D461]/[.C461]/[.E461]" office:value-type="float" office:value="0.0000222945840722396" calcext:value-type="float">
            <text:p>2.22945840722396E-05</text:p>
          </table:table-cell>
          <table:table-cell table:formula="of:=[.M461] * 1.60934" office:value-type="float" office:value="0.000035879565930818" calcext:value-type="float">
            <text:p>3.5879565930818E-05</text:p>
          </table:table-cell>
          <table:table-cell table:formula="of:=[.N461]*1000" office:value-type="float" office:value="0.035879565930818" calcext:value-type="float">
            <text:p>0.035879565930818</text:p>
          </table:table-cell>
          <table:table-cell table:formula="of:=[.O461]*[.E461]" office:value-type="float" office:value="11.3379428341385" calcext:value-type="float">
            <text:p>11.3379428341385</text:p>
          </table:table-cell>
          <table:table-cell table:number-columns-repeated="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float" office:value="44.5" calcext:value-type="float">
            <text:p>44.5</text:p>
          </table:table-cell>
          <table:table-cell table:formula="of:=[.B462]*60" office:value-type="float" office:value="2670" calcext:value-type="float">
            <text:p>2670</text:p>
          </table:table-cell>
          <table:table-cell office:value-type="float" office:value="18.85" calcext:value-type="float">
            <text:p>18.85</text:p>
          </table:table-cell>
          <table:table-cell office:value-type="float" office:value="316" calcext:value-type="float">
            <text:p>316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462]/[.B462]*60" office:value-type="float" office:value="25.4157303370787" calcext:value-type="float">
            <text:p>25.4157303370787</text:p>
          </table:table-cell>
          <table:table-cell table:formula="of:=[.D462]/[.C462]/[.E462]" office:value-type="float" office:value="0.0000223415351064334" calcext:value-type="float">
            <text:p>2.23415351064334E-05</text:p>
          </table:table-cell>
          <table:table-cell table:formula="of:=[.M462] * 1.60934" office:value-type="float" office:value="0.0000359551261081876" calcext:value-type="float">
            <text:p>3.59551261081876E-05</text:p>
          </table:table-cell>
          <table:table-cell table:formula="of:=[.N462]*1000" office:value-type="float" office:value="0.0359551261081875" calcext:value-type="float">
            <text:p>0.0359551261081875</text:p>
          </table:table-cell>
          <table:table-cell table:formula="of:=[.O462]*[.E462]" office:value-type="float" office:value="11.3618198501873" calcext:value-type="float">
            <text:p>11.3618198501873</text:p>
          </table:table-cell>
          <table:table-cell table:number-columns-repeated="3"/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44.5" calcext:value-type="float">
            <text:p>44.5</text:p>
          </table:table-cell>
          <table:table-cell table:formula="of:=[.B463]*60" office:value-type="float" office:value="2670" calcext:value-type="float">
            <text:p>2670</text:p>
          </table:table-cell>
          <table:table-cell office:value-type="float" office:value="18.73" calcext:value-type="float">
            <text:p>18.73</text:p>
          </table:table-cell>
          <table:table-cell office:value-type="float" office:value="309" calcext:value-type="float">
            <text:p>30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791" calcext:value-type="float">
            <text:p>791</text:p>
          </table:table-cell>
          <table:table-cell office:value-type="float" office:value="718" calcext:value-type="float">
            <text:p>718</text:p>
          </table:table-cell>
          <table:table-cell table:formula="of:=[.D463]/[.B463]*60" office:value-type="float" office:value="25.2539325842697" calcext:value-type="float">
            <text:p>25.2539325842697</text:p>
          </table:table-cell>
          <table:table-cell table:formula="of:=[.D463]/[.C463]/[.E463]" office:value-type="float" office:value="0.0000227022047683115" calcext:value-type="float">
            <text:p>2.27022047683115E-05</text:p>
          </table:table-cell>
          <table:table-cell table:formula="of:=[.M463] * 1.60934" office:value-type="float" office:value="0.0000365355662218344" calcext:value-type="float">
            <text:p>3.65355662218344E-05</text:p>
          </table:table-cell>
          <table:table-cell table:formula="of:=[.N463]*1000" office:value-type="float" office:value="0.0365355662218344" calcext:value-type="float">
            <text:p>0.0365355662218344</text:p>
          </table:table-cell>
          <table:table-cell table:formula="of:=[.O463]*[.E463]" office:value-type="float" office:value="11.2894899625468" calcext:value-type="float">
            <text:p>11.2894899625468</text:p>
          </table:table-cell>
          <table:table-cell table:number-columns-repeated="3"/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/>
          <table:table-cell table:formula="of:=[.B464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office:value-type="float" office:value="46.7" calcext:value-type="float">
            <text:p>46.7</text:p>
          </table:table-cell>
          <table:table-cell table:formula="of:=[.B465]*60" office:value-type="float" office:value="2802" calcext:value-type="float">
            <text:p>2802</text:p>
          </table:table-cell>
          <table:table-cell office:value-type="float" office:value="20.27" calcext:value-type="float">
            <text:p>20.27</text:p>
          </table:table-cell>
          <table:table-cell office:value-type="float" office:value="330" calcext:value-type="float">
            <text:p>330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465]/[.B465]*60" office:value-type="float" office:value="26.0428265524625" calcext:value-type="float">
            <text:p>26.0428265524625</text:p>
          </table:table-cell>
          <table:table-cell table:formula="of:=[.D465]/[.C465]/[.E465]" office:value-type="float" office:value="0.0000219215711721065" calcext:value-type="float">
            <text:p>2.19215711721065E-05</text:p>
          </table:table-cell>
          <table:table-cell table:formula="of:=[.M465] * 1.60934" office:value-type="float" office:value="0.0000352792613501179" calcext:value-type="float">
            <text:p>3.52792613501179E-05</text:p>
          </table:table-cell>
          <table:table-cell table:formula="of:=[.N465]*1000" office:value-type="float" office:value="0.0352792613501179" calcext:value-type="float">
            <text:p>0.0352792613501179</text:p>
          </table:table-cell>
          <table:table-cell table:formula="of:=[.O465]*[.E465]" office:value-type="float" office:value="11.6421562455389" calcext:value-type="float">
            <text:p>11.6421562455389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float" office:value="47.1" calcext:value-type="float">
            <text:p>47.1</text:p>
          </table:table-cell>
          <table:table-cell table:formula="of:=[.B466]*60" office:value-type="float" office:value="2826" calcext:value-type="float">
            <text:p>2826</text:p>
          </table:table-cell>
          <table:table-cell office:value-type="float" office:value="19.51" calcext:value-type="float">
            <text:p>19.51</text:p>
          </table:table-cell>
          <table:table-cell office:value-type="float" office:value="303" calcext:value-type="float">
            <text:p>303</text:p>
          </table:table-cell>
          <table:table-cell office:value-type="float" office:value="44.8" calcext:value-type="float">
            <text:p>44.8</text:p>
          </table:table-cell>
          <table:table-cell office:value-type="float" office:value="18.91" calcext:value-type="float">
            <text:p>18.91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66]/[.B466]*60" office:value-type="float" office:value="24.8535031847134" calcext:value-type="float">
            <text:p>24.8535031847134</text:p>
          </table:table-cell>
          <table:table-cell table:formula="of:=[.D466]/[.C466]/[.E466]" office:value-type="float" office:value="0.0000227846563849591" calcext:value-type="float">
            <text:p>2.27846563849591E-05</text:p>
          </table:table-cell>
          <table:table-cell table:formula="of:=[.M466] * 1.60934" office:value-type="float" office:value="0.0000366682589065701" calcext:value-type="float">
            <text:p>3.66682589065701E-05</text:p>
          </table:table-cell>
          <table:table-cell table:formula="of:=[.N466]*1000" office:value-type="float" office:value="0.0366682589065701" calcext:value-type="float">
            <text:p>0.0366682589065701</text:p>
          </table:table-cell>
          <table:table-cell table:formula="of:=[.O466]*[.E466]" office:value-type="float" office:value="11.1104824486907" calcext:value-type="float">
            <text:p>11.1104824486907</text:p>
          </table:table-cell>
          <table:table-cell table:number-columns-repeated="3"/>
        </table:table-row>
        <table:table-row table:style-name="ro1">
          <table:table-cell office:value-type="date" office:date-value="2022-09-14" calcext:value-type="date">
            <text:p>09/14/22</text:p>
          </table:table-cell>
          <table:table-cell office:value-type="float" office:value="48.3" calcext:value-type="float">
            <text:p>48.3</text:p>
          </table:table-cell>
          <table:table-cell table:formula="of:=[.B467]*60" office:value-type="float" office:value="2898" calcext:value-type="float">
            <text:p>2898</text:p>
          </table:table-cell>
          <table:table-cell office:value-type="float" office:value="20.17" calcext:value-type="float">
            <text:p>20.17</text:p>
          </table:table-cell>
          <table:table-cell office:value-type="float" office:value="301" calcext:value-type="float">
            <text:p>301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47" calcext:value-type="float">
            <text:p>847</text:p>
          </table:table-cell>
          <table:table-cell office:value-type="float" office:value="766" calcext:value-type="float">
            <text:p>766</text:p>
          </table:table-cell>
          <table:table-cell table:formula="of:=[.D467]/[.B467]*60" office:value-type="float" office:value="25.055900621118" calcext:value-type="float">
            <text:p>25.055900621118</text:p>
          </table:table-cell>
          <table:table-cell table:formula="of:=[.D467]/[.C467]/[.E467]" office:value-type="float" office:value="0.0000231228318762625" calcext:value-type="float">
            <text:p>2.31228318762625E-05</text:p>
          </table:table-cell>
          <table:table-cell table:formula="of:=[.M467] * 1.60934" office:value-type="float" office:value="0.0000372124982517443" calcext:value-type="float">
            <text:p>3.72124982517443E-05</text:p>
          </table:table-cell>
          <table:table-cell table:formula="of:=[.N467]*1000" office:value-type="float" office:value="0.0372124982517443" calcext:value-type="float">
            <text:p>0.0372124982517443</text:p>
          </table:table-cell>
          <table:table-cell table:formula="of:=[.O467]*[.E467]" office:value-type="float" office:value="11.200961973775" calcext:value-type="float">
            <text:p>11.200961973775</text:p>
          </table:table-cell>
          <table:table-cell table:number-columns-repeated="3"/>
        </table:table-row>
        <table:table-row table:style-name="ro1">
          <table:table-cell office:value-type="date" office:date-value="2022-09-16" calcext:value-type="date">
            <text:p>09/16/22</text:p>
          </table:table-cell>
          <table:table-cell office:value-type="float" office:value="47.3" calcext:value-type="float">
            <text:p>47.3</text:p>
          </table:table-cell>
          <table:table-cell table:formula="of:=[.B468]*60" office:value-type="float" office:value="2838" calcext:value-type="float">
            <text:p>2838</text:p>
          </table:table-cell>
          <table:table-cell office:value-type="float" office:value="18.98" calcext:value-type="float">
            <text:p>18.98</text:p>
          </table:table-cell>
          <table:table-cell office:value-type="float" office:value="284" calcext:value-type="float">
            <text:p>284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794" calcext:value-type="float">
            <text:p>794</text:p>
          </table:table-cell>
          <table:table-cell office:value-type="float" office:value="711" calcext:value-type="float">
            <text:p>711</text:p>
          </table:table-cell>
          <table:table-cell table:formula="of:=[.D468]/[.B468]*60" office:value-type="float" office:value="24.0761099365751" calcext:value-type="float">
            <text:p>24.0761099365751</text:p>
          </table:table-cell>
          <table:table-cell table:formula="of:=[.D468]/[.C468]/[.E468]" office:value-type="float" office:value="0.0000235486208299834" calcext:value-type="float">
            <text:p>2.35486208299834E-05</text:p>
          </table:table-cell>
          <table:table-cell table:formula="of:=[.M468] * 1.60934" office:value-type="float" office:value="0.0000378977374465255" calcext:value-type="float">
            <text:p>3.78977374465255E-05</text:p>
          </table:table-cell>
          <table:table-cell table:formula="of:=[.N468]*1000" office:value-type="float" office:value="0.0378977374465255" calcext:value-type="float">
            <text:p>0.0378977374465255</text:p>
          </table:table-cell>
          <table:table-cell table:formula="of:=[.O468]*[.E468]" office:value-type="float" office:value="10.7629574348132" calcext:value-type="float">
            <text:p>10.7629574348132</text:p>
          </table:table-cell>
          <table:table-cell table:number-columns-repeated="3"/>
        </table:table-row>
        <table:table-row table:style-name="ro1">
          <table:table-cell office:value-type="date" office:date-value="2022-09-18" calcext:value-type="date">
            <text:p>09/18/22</text:p>
          </table:table-cell>
          <table:table-cell office:value-type="float" office:value="50.9" calcext:value-type="float">
            <text:p>50.9</text:p>
          </table:table-cell>
          <table:table-cell table:formula="of:=[.B469]*60" office:value-type="float" office:value="3054" calcext:value-type="float">
            <text:p>3054</text:p>
          </table:table-cell>
          <table:table-cell office:value-type="float" office:value="21.27" calcext:value-type="float">
            <text:p>21.27</text:p>
          </table:table-cell>
          <table:table-cell office:value-type="float" office:value="305" calcext:value-type="float">
            <text:p>305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873" calcext:value-type="float">
            <text:p>873</text:p>
          </table:table-cell>
          <table:table-cell office:value-type="float" office:value="792" calcext:value-type="float">
            <text:p>792</text:p>
          </table:table-cell>
          <table:table-cell table:formula="of:=[.D469]/[.B469]*60" office:value-type="float" office:value="25.0726915520629" calcext:value-type="float">
            <text:p>25.0726915520629</text:p>
          </table:table-cell>
          <table:table-cell table:formula="of:=[.D469]/[.C469]/[.E469]" office:value-type="float" office:value="0.0000228348739089826" calcext:value-type="float">
            <text:p>2.28348739089826E-05</text:p>
          </table:table-cell>
          <table:table-cell table:formula="of:=[.M469] * 1.60934" office:value-type="float" office:value="0.000036749075976682" calcext:value-type="float">
            <text:p>3.6749075976682E-05</text:p>
          </table:table-cell>
          <table:table-cell table:formula="of:=[.N469]*1000" office:value-type="float" office:value="0.036749075976682" calcext:value-type="float">
            <text:p>0.036749075976682</text:p>
          </table:table-cell>
          <table:table-cell table:formula="of:=[.O469]*[.E469]" office:value-type="float" office:value="11.208468172888" calcext:value-type="float">
            <text:p>11.208468172888</text:p>
          </table:table-cell>
          <table:table-cell table:number-columns-repeated="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float" office:value="46.3" calcext:value-type="float">
            <text:p>46.3</text:p>
          </table:table-cell>
          <table:table-cell table:formula="of:=[.B470]*60" office:value-type="float" office:value="2778" calcext:value-type="float">
            <text:p>2778</text:p>
          </table:table-cell>
          <table:table-cell office:value-type="float" office:value="18.8" calcext:value-type="float">
            <text:p>18.8</text:p>
          </table:table-cell>
          <table:table-cell office:value-type="float" office:value="294" calcext:value-type="float">
            <text:p>294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789" calcext:value-type="float">
            <text:p>789</text:p>
          </table:table-cell>
          <table:table-cell office:value-type="float" office:value="711" calcext:value-type="float">
            <text:p>711</text:p>
          </table:table-cell>
          <table:table-cell table:formula="of:=[.D470]/[.B470]*60" office:value-type="float" office:value="24.3628509719223" calcext:value-type="float">
            <text:p>24.3628509719223</text:p>
          </table:table-cell>
          <table:table-cell table:formula="of:=[.D470]/[.C470]/[.E470]" office:value-type="float" office:value="0.0000230185666779311" calcext:value-type="float">
            <text:p>2.30185666779311E-05</text:p>
          </table:table-cell>
          <table:table-cell table:formula="of:=[.M470] * 1.60934" office:value-type="float" office:value="0.0000370447000974616" calcext:value-type="float">
            <text:p>3.70447000974616E-05</text:p>
          </table:table-cell>
          <table:table-cell table:formula="of:=[.N470]*1000" office:value-type="float" office:value="0.0370447000974616" calcext:value-type="float">
            <text:p>0.0370447000974616</text:p>
          </table:table-cell>
          <table:table-cell table:formula="of:=[.O470]*[.E470]" office:value-type="float" office:value="10.8911418286537" calcext:value-type="float">
            <text:p>10.8911418286537</text:p>
          </table:table-cell>
          <table:table-cell table:number-columns-repeated="3"/>
        </table:table-row>
        <table:table-row table:style-name="ro1">
          <table:table-cell office:value-type="date" office:date-value="2022-12-03" calcext:value-type="date">
            <text:p>12/03/22</text:p>
          </table:table-cell>
          <table:table-cell office:value-type="float" office:value="47" calcext:value-type="float">
            <text:p>47</text:p>
          </table:table-cell>
          <table:table-cell table:formula="of:=[.B471]*60" office:value-type="float" office:value="2820" calcext:value-type="float">
            <text:p>2820</text:p>
          </table:table-cell>
          <table:table-cell office:value-type="float" office:value="19.63" calcext:value-type="float">
            <text:p>19.63</text:p>
          </table:table-cell>
          <table:table-cell office:value-type="float" office:value="301" calcext:value-type="float">
            <text:p>301</text:p>
          </table:table-cell>
          <table:table-cell office:value-type="float" office:value="41.3" calcext:value-type="float">
            <text:p>41.3</text:p>
          </table:table-cell>
          <table:table-cell office:value-type="float" office:value="17.83" calcext:value-type="float">
            <text:p>17.83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796" calcext:value-type="float">
            <text:p>796</text:p>
          </table:table-cell>
          <table:table-cell office:value-type="float" office:value="716" calcext:value-type="float">
            <text:p>716</text:p>
          </table:table-cell>
          <table:table-cell table:formula="of:=[.D471]/[.B471]*60" office:value-type="float" office:value="25.0595744680851" calcext:value-type="float">
            <text:p>25.0595744680851</text:p>
          </table:table-cell>
          <table:table-cell table:formula="of:=[.D471]/[.C471]/[.E471]" office:value-type="float" office:value="0.0000231262222850545" calcext:value-type="float">
            <text:p>2.31262222850545E-05</text:p>
          </table:table-cell>
          <table:table-cell table:formula="of:=[.M471] * 1.60934" office:value-type="float" office:value="0.0000372179545722297" calcext:value-type="float">
            <text:p>3.72179545722297E-05</text:p>
          </table:table-cell>
          <table:table-cell table:formula="of:=[.N471]*1000" office:value-type="float" office:value="0.0372179545722297" calcext:value-type="float">
            <text:p>0.0372179545722297</text:p>
          </table:table-cell>
          <table:table-cell table:formula="of:=[.O471]*[.E471]" office:value-type="float" office:value="11.2026043262411" calcext:value-type="float">
            <text:p>11.2026043262411</text:p>
          </table:table-cell>
          <table:table-cell table:number-columns-repeated="3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5" calcext:value-type="float">
            <text:p>51.5</text:p>
          </table:table-cell>
          <table:table-cell table:formula="of:=[.B472]*60" office:value-type="float" office:value="3090" calcext:value-type="float">
            <text:p>3090</text:p>
          </table:table-cell>
          <table:table-cell office:value-type="float" office:value="21.82" calcext:value-type="float">
            <text:p>21.82</text:p>
          </table:table-cell>
          <table:table-cell office:value-type="float" office:value="316" calcext:value-type="float">
            <text:p>316</text:p>
          </table:table-cell>
          <table:table-cell office:value-type="float" office:value="45.2" calcext:value-type="float">
            <text:p>45.2</text:p>
          </table:table-cell>
          <table:table-cell office:value-type="float" office:value="19.75" calcext:value-type="float">
            <text:p>19.7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896" calcext:value-type="float">
            <text:p>896</text:p>
          </table:table-cell>
          <table:table-cell office:value-type="float" office:value="816" calcext:value-type="float">
            <text:p>816</text:p>
          </table:table-cell>
          <table:table-cell table:formula="of:=[.D472]/[.B472]*60" office:value-type="float" office:value="25.421359223301" calcext:value-type="float">
            <text:p>25.421359223301</text:p>
          </table:table-cell>
          <table:table-cell table:formula="of:=[.D472]/[.C472]/[.E472]" office:value-type="float" office:value="0.0000223464831428454" calcext:value-type="float">
            <text:p>2.23464831428454E-05</text:p>
          </table:table-cell>
          <table:table-cell table:formula="of:=[.M472] * 1.60934" office:value-type="float" office:value="0.0000359630891811069" calcext:value-type="float">
            <text:p>3.59630891811069E-05</text:p>
          </table:table-cell>
          <table:table-cell table:formula="of:=[.N472]*1000" office:value-type="float" office:value="0.0359630891811069" calcext:value-type="float">
            <text:p>0.0359630891811069</text:p>
          </table:table-cell>
          <table:table-cell table:formula="of:=[.O472]*[.E472]" office:value-type="float" office:value="11.3643361812298" calcext:value-type="float">
            <text:p>11.3643361812298</text:p>
          </table:table-cell>
          <table:table-cell table:number-columns-repeated="3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3" calcext:value-type="float">
            <text:p>51.3</text:p>
          </table:table-cell>
          <table:table-cell table:formula="of:=[.B473]*60" office:value-type="float" office:value="3078" calcext:value-type="float">
            <text:p>3078</text:p>
          </table:table-cell>
          <table:table-cell office:value-type="float" office:value="21.97" calcext:value-type="float">
            <text:p>21.97</text:p>
          </table:table-cell>
          <table:table-cell office:value-type="float" office:value="319" calcext:value-type="float">
            <text:p>319</text:p>
          </table:table-cell>
          <table:table-cell office:value-type="float" office:value="45.5" calcext:value-type="float">
            <text:p>45.5</text:p>
          </table:table-cell>
          <table:table-cell office:value-type="float" office:value="19.97" calcext:value-type="float">
            <text:p>19.9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904" calcext:value-type="float">
            <text:p>904</text:p>
          </table:table-cell>
          <table:table-cell office:value-type="float" office:value="826" calcext:value-type="float">
            <text:p>826</text:p>
          </table:table-cell>
          <table:table-cell table:formula="of:=[.D473]/[.B473]*60" office:value-type="float" office:value="25.6959064327485" calcext:value-type="float">
            <text:p>25.6959064327485</text:p>
          </table:table-cell>
          <table:table-cell table:formula="of:=[.D473]/[.C473]/[.E473]" office:value-type="float" office:value="0.0000223753974510175" calcext:value-type="float">
            <text:p>2.23753974510175E-05</text:p>
          </table:table-cell>
          <table:table-cell table:formula="of:=[.M473] * 1.60934" office:value-type="float" office:value="0.0000360096221338206" calcext:value-type="float">
            <text:p>3.60096221338206E-05</text:p>
          </table:table-cell>
          <table:table-cell table:formula="of:=[.N473]*1000" office:value-type="float" office:value="0.0360096221338206" calcext:value-type="float">
            <text:p>0.0360096221338206</text:p>
          </table:table-cell>
          <table:table-cell table:formula="of:=[.O473]*[.E473]" office:value-type="float" office:value="11.4870694606888" calcext:value-type="float">
            <text:p>11.4870694606888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71])" office:value-type="float" office:value="0.0000258225040198724" calcext:value-type="float">
            <text:p>2.58225040198724E-05</text:p>
          </table:table-cell>
          <table:table-cell table:formula="of:=AVERAGE([.N2:.N471])" office:value-type="float" office:value="0.0000415571886193414" calcext:value-type="float">
            <text:p>4.15571886193414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3-03-14T21:59:20.165793938</dc:date>
    <meta:editing-duration>P1DT7H43M45S</meta:editing-duration>
    <meta:editing-cycles>204</meta:editing-cycles>
    <meta:generator>LibreOffice/7.4.5.1$Linux_X86_64 LibreOffice_project/40$Build-1</meta:generator>
    <meta:document-statistic meta:table-count="1" meta:cell-count="7336" meta:object-count="0"/>
  </office:meta>
</office:document-meta>
</file>